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b094" officeooo:paragraph-rsid="000fb09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fb094" officeooo:paragraph-rsid="000fb09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b094" officeooo:paragraph-rsid="000fb09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b094" officeooo:paragraph-rsid="000fb0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1b1" officeooo:paragraph-rsid="001311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11b1" officeooo:paragraph-rsid="001311b1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11b1" officeooo:paragraph-rsid="001311b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fb094" officeooo:paragraph-rsid="000fb094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fb094" officeooo:paragraph-rsid="001311b1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311b1" officeooo:paragraph-rsid="001311b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311b1" officeooo:paragraph-rsid="0014d88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fb094" officeooo:paragraph-rsid="001311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311b1" officeooo:paragraph-rsid="001311b1"/>
    </style:style>
    <style:style style:name="T1" style:family="text">
      <style:text-properties officeooo:rsid="00111543"/>
    </style:style>
    <style:style style:name="T2" style:family="text">
      <style:text-properties officeooo:rsid="0014d882"/>
    </style:style>
    <style:style style:name="T3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s Imperial</text:p>
      <text:p text:style-name="P1">CPSC 323</text:p>
      <text:p text:style-name="P1">MW 11:45am</text:p>
      <text:p text:style-name="P2">Assignment 2: Parser</text:p>
      <text:p text:style-name="P3"/>
      <text:p text:style-name="P4">RAT16F Grammer:</text:p>
      <text:p text:style-name="P4"/>
      <text:p text:style-name="P8"><text:span text:style-name="T3">&lt;Rat16F&gt;</text:span> <text:s/>::= <text:s/>$$ &lt;Opt Function Definitions&gt; <text:s text:c="2"/></text:p>
      <text:p text:style-name="P8"><text:s text:c="25"/>$$ <text:s/>&lt;Opt Declaration List&gt; &lt;Statement List&gt; <text:s/>$$ <text:s text:c="2"/></text:p>
      <text:p text:style-name="P8"><text:span text:style-name="T3">&lt;Opt Function Definitions&gt; </text:span>::= &lt;Function Definitions&gt; | &lt;Empty&gt;</text:p>
      <text:p text:style-name="P8"><text:span text:style-name="T3">&lt;Function Definitions&gt;</text:span> <text:s/>::= &lt;Function&gt; | &lt;Function&gt; &lt;Function Definitions&gt; <text:s text:c="3"/></text:p>
      <text:p text:style-name="P8"><text:span text:style-name="T3">&lt;Function&gt;</text:span> ::= function <text:s/>&lt;Identifier&gt; [ &lt;Opt Parameter List&gt; ] &lt;Opt Declaration List&gt; <text:s/>&lt;Body&gt; </text:p>
      <text:p text:style-name="P8"><text:span text:style-name="T3">&lt;Opt Parameter List&gt;</text:span> ::= <text:s/>&lt;Parameter List&gt; <text:s text:c="2"/>| <text:s/>&lt;Empty&gt; </text:p>
      <text:p text:style-name="P8">&lt;Parameter List&gt; <text:s/>::= <text:s/>&lt;Parameter&gt; <text:s/>| &lt;Parameter&gt; , &lt;Parameter List&gt; </text:p>
      <text:p text:style-name="P8">&lt;Parameter&gt; ::= <text:s/>&lt;IDs &gt; : &lt;Qualifier&gt; <text:s/></text:p>
      <text:p text:style-name="P8">&lt;Qualifier&gt; ::= integer <text:s text:c="2"/>| <text:s/>boolean <text:s/>| <text:s/>real <text:s/></text:p>
      <text:p text:style-name="P8"><text:span text:style-name="T3">&lt;Body&gt;</text:span> <text:s/>::= <text:s/>{ <text:s/>&lt; Statement List&gt; <text:s/>} </text:p>
      <text:p text:style-name="P8"><text:span text:style-name="T3">&lt;Opt Declaration List&gt;</text:span> ::= &lt;Declaration List&gt; <text:s text:c="2"/>| &lt;Empty&gt; </text:p>
      <text:p text:style-name="P8">&lt;Declaration List&gt; <text:s/>:= &lt;Declaration&gt; ; <text:s/>| &lt;Declaration&gt; ; &lt;Declaration List&gt; </text:p>
      <text:p text:style-name="P8">&lt;Declaration&gt; ::= <text:s/>&lt;Qualifier &gt; &lt;IDs&gt; <text:s text:c="19"/></text:p>
      <text:p text:style-name="P8">&lt;IDs&gt; ::= <text:s/>&lt;Identifier&gt; | &lt;Identifier&gt;, &lt;IDs&gt; </text:p>
      <text:p text:style-name="P8"><text:span text:style-name="T3">&lt;Statement List&gt;</text:span> ::= <text:s/>&lt;Statement&gt; <text:s text:c="2"/>| &lt;Statement&gt; &lt;Statement List&gt; </text:p>
      <text:p text:style-name="P8">&lt;Statement&gt; ::= <text:s/>&lt;Compound&gt; | &lt;Assign&gt; | &lt;If&gt; | <text:s/>&lt;Return&gt; | &lt;Write&gt; | &lt;Read&gt; | &lt;While&gt; <text:s/></text:p>
      <text:p text:style-name="P8">&lt;Compound&gt; ::= { <text:s/>&lt;Statement List&gt; <text:s/>} <text:s/></text:p>
      <text:p text:style-name="P8">&lt;Assign&gt; ::= <text:s text:c="2"/>&lt;Identifier&gt; := &lt;Expression&gt; ; </text:p>
      <text:p text:style-name="P8">&lt;If&gt; ::= <text:s text:c="4"/>if <text:s/>( &lt;Condition&gt; <text:s/>) &lt;Statement&gt; endif <text:s text:c="3"/>| <text:s text:c="3"/></text:p>
      <text:p text:style-name="P8"><text:s text:c="18"/>if <text:s/>( &lt;Condition&gt; <text:s/>) &lt;Statement&gt; <text:s text:c="2"/>else &lt;Statement&gt; endif <text:s text:c="3"/></text:p>
      <text:p text:style-name="P8">&lt;Return&gt; ::= <text:s/>return ; | <text:s/>return &lt;Expression&gt; ; </text:p>
      <text:p text:style-name="P8">&lt;Write&gt; ::= <text:s text:c="2"/>print ( &lt;Expression&gt;); </text:p>
      <text:p text:style-name="P8">&lt;Read&gt; ::= <text:s text:c="3"/>read ( &lt;IDs&gt; ); </text:p>
      <text:p text:style-name="P8">&lt;While&gt; ::= while ( &lt;Condition&gt; <text:s/>) <text:s/>&lt;Statement&gt; <text:s/></text:p>
      <text:p text:style-name="P8">&lt;Condition&gt; ::= &lt;Expression&gt; &lt;Relop&gt; &lt;Expression&gt; </text:p>
      <text:p text:style-name="P8">&lt;Relop&gt; ::= <text:s text:c="2"/>= | <text:s/>/= <text:s/>| <text:s text:c="2"/>&gt; <text:s text:c="2"/>| &lt; <text:s text:c="2"/>| <text:s/>=&gt; <text:s text:c="2"/>| &lt;= <text:s text:c="12"/></text:p>
      <text:p text:style-name="P8">&lt;Factor&gt; ::= - &lt;Primary&gt; <text:s text:c="2"/>| &lt;Primary&gt; </text:p>
      <text:p text:style-name="P8">&lt;Primary&gt; ::= &lt;Identifier&gt; | &lt;Integer&gt; | &lt;Identifier&gt; [&lt;IDs&gt;] |</text:p>
      <text:p text:style-name="P8"><text:s text:c="23"/>( &lt;Expression&gt; ) | <text:s/>&lt;Real&gt; <text:s/>| true | false <text:s text:c="24"/></text:p>
      <text:p text:style-name="P8">&lt;Empty&gt; <text:s text:c="2"/>::= <text:span text:style-name="T1">epsilon</text:span></text:p>
      <text:p text:style-name="P8"/>
      <text:p text:style-name="P5">Left Recursive:</text:p>
      <text:p text:style-name="P9">&lt;Expression&gt; <text:s/>::= &lt;Expression&gt; + &lt;Term&gt; <text:s/>| &lt;Expression&gt; <text:s/>- &lt;Term&gt; <text:s/>| &lt;Term&gt; </text:p>
      <text:p text:style-name="P9"/>
      <text:p text:style-name="P6">Rewriting it without left recursion:</text:p>
      <text:p text:style-name="P13">&lt;Expression&gt; ::= &lt;Term&gt; &lt;Expression Prime&gt;</text:p>
      <text:p text:style-name="P13">&lt;Expression Prime&gt; ::= +&lt;Term&gt; &lt;Expression Prime&gt; | -&lt;Term&gt; &lt;Expression Prime&gt; <text:span text:style-name="T2">| epsilon</text:span></text:p>
      <text:p text:style-name="P12"/>
      <text:p text:style-name="P12"/>
      <text:p text:style-name="P12"/>
      <text:p text:style-name="P12"/>
      <text:p text:style-name="P12"/>
      <text:p text:style-name="P12"><text:soft-page-break/>&lt;Term&gt; <text:s text:c="3"/>::= <text:s/>&lt;Term&gt; * &lt;Factor&gt; <text:s/>| &lt;Term&gt; / &lt;Factor&gt; | <text:s/>&lt;Factor&gt; </text:p>
      <text:p text:style-name="P12"/>
      <text:p text:style-name="P7">Rewriting it without left recursion:</text:p>
      <text:p text:style-name="P10">&lt;Term&gt; <text:s/>::= &lt;Factor&gt; &lt;Term Prime&gt;</text:p>
      <text:p text:style-name="P11">&lt;Term Prime&gt; ::= <text:s/>* &lt;Factor&gt; &lt;Term Prime&gt; | / Factor &lt;Term Prime&gt; <text:span text:style-name="T2">| epsi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0:34:58.742171172</meta:creation-date>
    <dc:date>2016-11-04T09:30:42.687181466</dc:date>
    <meta:editing-duration>PT13M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4" meta:word-count="312" meta:character-count="2246" meta:non-whitespace-character-count="1718"/>
  </office:meta>
</office:document-meta>
</file>